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Arial, Helvetica, sans-serif, EmojiFont, 'Apple Color Emoji', 'Segoe UI Emoji', NotoColorEmoji, 'Segoe UI Symbol', 'Android Emoji', EmojiSymbols, EmojiFont, 'Apple Color Emoji', 'Segoe UI Emoji', NotoColorEmoji, 'Segoe UI Symbol', 'Android Emoji', EmojiSymbols"/>
    <style:font-face style:name="Calibri2" svg:font-family="Calibri, Helvetica, sans-serif, EmojiFont, 'Apple Color Emoji', 'Segoe UI Emoji', NotoColorEmoji, 'Segoe UI Symbol', 'Android Emoji', EmojiSymbols"/>
    <style:font-face style:name="Calibri" svg:font-family="Calibri, Helvetica, sans-serif, serif, EmojiFont"/>
    <style:font-face style:name="Verdana" svg:font-family="Verdana, Geneva, sans-serif, serif, EmojiFont"/>
    <style:font-face style:name="sans-serif" svg:font-family="sans-serif, serif, EmojiFon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Calibri" fo:font-size="12pt" officeooo:rsid="001e8ff9" officeooo:paragraph-rsid="001e8ff9"/>
    </style:style>
    <style:style style:name="P2" style:family="paragraph" style:parent-style-name="Standard">
      <style:text-properties fo:color="#000000" style:font-name="Calibri" fo:font-size="12pt" officeooo:rsid="0022249f" officeooo:paragraph-rsid="0022249f"/>
    </style:style>
    <style:style style:name="P3" style:family="paragraph" style:parent-style-name="Standard">
      <style:text-properties fo:color="#000000" style:font-name="Calibri" fo:font-size="12pt" fo:font-style="italic" style:text-underline-style="solid" style:text-underline-width="auto" style:text-underline-color="font-color" fo:font-weight="normal" officeooo:rsid="00253b41" officeooo:paragraph-rsid="00253b41" style:font-style-asian="italic" style:font-weight-asian="normal" style:font-style-complex="italic" style:font-weight-complex="normal"/>
    </style:style>
    <style:style style:name="P4" style:family="paragraph" style:parent-style-name="Standard">
      <style:text-properties fo:color="#000000" style:font-name="Calibri" fo:font-size="12pt" fo:font-style="italic" style:text-underline-style="solid" style:text-underline-width="auto" style:text-underline-color="font-color" fo:font-weight="normal" officeooo:rsid="00472316" officeooo:paragraph-rsid="00472316" style:font-style-asian="italic" style:font-weight-asian="normal" style:font-style-complex="italic" style:font-weight-complex="normal"/>
    </style:style>
    <style:style style:name="P5" style:family="paragraph" style:parent-style-name="Standard">
      <style:text-properties fo:color="#000000" style:font-name="Calibri" fo:font-size="12pt" fo:font-style="italic" style:text-underline-style="none" fo:font-weight="normal" officeooo:rsid="002a6abf" officeooo:paragraph-rsid="002a6abf" style:font-style-asian="italic" style:font-weight-asian="normal" style:font-style-complex="italic" style:font-weight-complex="normal"/>
    </style:style>
    <style:style style:name="P6" style:family="paragraph" style:parent-style-name="Standard">
      <style:text-properties fo:color="#000000" style:font-name="Calibri" fo:font-size="12pt" fo:font-style="normal" style:text-underline-style="none" fo:font-weight="normal" officeooo:rsid="00253b41" officeooo:paragraph-rsid="00253b41" style:font-style-asian="normal" style:font-weight-asian="normal" style:font-style-complex="normal" style:font-weight-complex="normal"/>
    </style:style>
    <style:style style:name="P7" style:family="paragraph" style:parent-style-name="Standard">
      <style:text-properties fo:color="#000000" style:font-name="Calibri" fo:font-size="12pt" fo:font-style="normal" style:text-underline-style="none" fo:font-weight="normal" officeooo:rsid="0028380a" officeooo:paragraph-rsid="0028380a" style:font-style-asian="normal" style:font-weight-asian="normal" style:font-style-complex="normal" style:font-weight-complex="normal"/>
    </style:style>
    <style:style style:name="P8" style:family="paragraph" style:parent-style-name="Standard">
      <style:text-properties fo:color="#000000" style:font-name="Calibri" fo:font-size="12pt" fo:font-style="normal" style:text-underline-style="none" fo:font-weight="normal" officeooo:rsid="002a6abf" officeooo:paragraph-rsid="002a6abf" style:font-style-asian="normal" style:font-weight-asian="normal" style:font-style-complex="normal" style:font-weight-complex="normal"/>
    </style:style>
    <style:style style:name="P9" style:family="paragraph" style:parent-style-name="Standard">
      <style:text-properties fo:color="#000000" style:font-name="Calibri" fo:font-size="12pt" officeooo:rsid="00241616" officeooo:paragraph-rsid="00253b41"/>
    </style:style>
    <style:style style:name="P10" style:family="paragraph" style:parent-style-name="Standard">
      <style:text-properties fo:color="#000000" style:font-name="Calibri" fo:font-size="12pt" officeooo:paragraph-rsid="003c6ee9"/>
    </style:style>
    <style:style style:name="P11" style:family="paragraph" style:parent-style-name="Standard">
      <style:text-properties fo:color="#000000" style:font-name="Calibri" fo:font-size="12pt" officeooo:paragraph-rsid="003c6fa6"/>
    </style:style>
    <style:style style:name="P12" style:family="paragraph" style:parent-style-name="Standard">
      <style:text-properties fo:color="#000000" style:font-name="Calibri" fo:font-size="12pt" officeooo:paragraph-rsid="0041b46b"/>
    </style:style>
    <style:style style:name="P13" style:family="paragraph" style:parent-style-name="Standard">
      <style:text-properties fo:color="#000000" style:font-name="Calibri" fo:font-size="12pt" officeooo:paragraph-rsid="00484ef2"/>
    </style:style>
    <style:style style:name="P14" style:family="paragraph" style:parent-style-name="Standard">
      <style:text-properties fo:color="#000000" style:font-name="Calibri1" fo:font-size="12pt" officeooo:paragraph-rsid="002167cb"/>
    </style:style>
    <style:style style:name="P15" style:family="paragraph" style:parent-style-name="Standard">
      <style:text-properties officeooo:rsid="001c82c7" officeooo:paragraph-rsid="001c82c7"/>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italic" officeooo:rsid="001f8d52" officeooo:paragraph-rsid="001f8d52" style:font-style-asian="italic" style:font-style-complex="italic"/>
    </style:style>
    <style:style style:name="P18" style:family="paragraph" style:parent-style-name="Standard">
      <style:text-properties fo:font-style="italic" officeooo:rsid="00241616" officeooo:paragraph-rsid="00241616" style:font-style-asian="italic" style:font-style-complex="italic"/>
    </style:style>
    <style:style style:name="P19" style:family="paragraph" style:parent-style-name="Standard">
      <style:text-properties fo:font-style="italic" fo:font-weight="normal" officeooo:rsid="002a6abf" officeooo:paragraph-rsid="002a6abf" style:font-style-asian="italic" style:font-weight-asian="normal" style:font-style-complex="italic" style:font-weight-complex="normal"/>
    </style:style>
    <style:style style:name="P20" style:family="paragraph" style:parent-style-name="Standard">
      <style:text-properties officeooo:rsid="0022249f" officeooo:paragraph-rsid="0022249f"/>
    </style:style>
    <style:style style:name="P21" style:family="paragraph" style:parent-style-name="Standard">
      <style:text-properties officeooo:rsid="00241616" officeooo:paragraph-rsid="003ffe05"/>
    </style:style>
    <style:style style:name="P22" style:family="paragraph" style:parent-style-name="Standard">
      <style:text-properties fo:color="#ff0000" style:font-name="Verdana" fo:font-size="10pt" fo:font-style="italic" style:text-underline-style="solid" style:text-underline-width="auto" style:text-underline-color="font-color" fo:font-weight="normal" officeooo:rsid="00253b41" officeooo:paragraph-rsid="00253b41" fo:background-color="#ffffff" style:font-style-asian="italic" style:font-weight-asian="normal" style:font-style-complex="italic" style:font-weight-complex="normal"/>
    </style:style>
    <style:style style:name="P23" style:family="paragraph" style:parent-style-name="Standard">
      <style:text-properties fo:color="#ff0000" style:font-name="Verdana" fo:font-size="10pt" fo:font-style="italic" style:text-underline-style="solid" style:text-underline-width="auto" style:text-underline-color="font-color" fo:font-weight="normal" officeooo:rsid="00253b41" officeooo:paragraph-rsid="002a6abf" fo:background-color="#ffffff" style:font-style-asian="italic" style:font-weight-asian="normal" style:font-style-complex="italic" style:font-weight-complex="normal"/>
    </style:style>
    <style:style style:name="P24" style:family="paragraph" style:parent-style-name="Standard">
      <style:text-properties fo:color="#ff0000" style:font-name="Verdana" fo:font-size="10pt" fo:font-style="italic" style:text-underline-style="solid" style:text-underline-width="auto" style:text-underline-color="font-color" fo:font-weight="normal" officeooo:rsid="002a6abf" officeooo:paragraph-rsid="002a6abf" fo:background-color="#ffffff" style:font-style-asian="italic" style:font-weight-asian="normal" style:font-style-complex="italic" style:font-weight-complex="normal"/>
    </style:style>
    <style:style style:name="P25" style:family="paragraph" style:parent-style-name="Standard">
      <style:text-properties fo:color="#ff0000" style:font-name="Verdana" fo:font-size="10pt" fo:font-style="italic" style:text-underline-style="solid" style:text-underline-width="auto" style:text-underline-color="font-color" fo:font-weight="normal" officeooo:rsid="003d4d03" officeooo:paragraph-rsid="003d4d03" fo:background-color="#ffffff" style:font-style-asian="italic" style:font-weight-asian="normal" style:font-style-complex="italic" style:font-weight-complex="normal"/>
    </style:style>
    <style:style style:name="P26" style:family="paragraph" style:parent-style-name="Standard">
      <style:text-properties fo:color="#ff3333" style:font-name="Calibri2" fo:font-size="12pt" fo:font-style="italic" style:text-underline-style="solid" style:text-underline-width="auto" style:text-underline-color="font-color" fo:font-weight="normal" officeooo:rsid="0028380a" officeooo:paragraph-rsid="0028380a" fo:background-color="transparent" style:font-style-asian="italic" style:font-weight-asian="normal" style:font-style-complex="italic" style:font-weight-complex="normal"/>
    </style:style>
    <style:style style:name="P27" style:family="paragraph" style:parent-style-name="Standard">
      <style:text-properties officeooo:rsid="0028380a" officeooo:paragraph-rsid="0028380a"/>
    </style:style>
    <style:style style:name="P28" style:family="paragraph" style:parent-style-name="Standard">
      <style:text-properties officeooo:paragraph-rsid="001c82c7"/>
    </style:style>
    <style:style style:name="P29" style:family="paragraph" style:parent-style-name="Standard">
      <style:text-properties officeooo:rsid="001f8d52" officeooo:paragraph-rsid="001f8d52"/>
    </style:style>
    <style:style style:name="P30" style:family="paragraph" style:parent-style-name="Standard">
      <style:text-properties officeooo:rsid="003c6ee9" officeooo:paragraph-rsid="003c6ee9"/>
    </style:style>
    <style:style style:name="P31" style:family="paragraph" style:parent-style-name="Standard">
      <style:text-properties officeooo:rsid="003c6ee9" officeooo:paragraph-rsid="003c6fa6"/>
    </style:style>
    <style:style style:name="P32" style:family="paragraph" style:parent-style-name="Standard">
      <style:text-properties officeooo:paragraph-rsid="001e8ff9"/>
    </style:style>
    <style:style style:name="P33" style:family="paragraph" style:parent-style-name="Standard">
      <style:text-properties officeooo:paragraph-rsid="003c6fa6"/>
    </style:style>
    <style:style style:name="P34" style:family="paragraph" style:parent-style-name="Standard">
      <style:text-properties officeooo:rsid="003c6fa6" officeooo:paragraph-rsid="003c6fa6"/>
    </style:style>
    <style:style style:name="P35" style:family="paragraph" style:parent-style-name="Standard">
      <style:text-properties officeooo:rsid="003c6fa6" officeooo:paragraph-rsid="003d4d03"/>
    </style:style>
    <style:style style:name="P36" style:family="paragraph" style:parent-style-name="Standard">
      <style:text-properties officeooo:rsid="003ffe05" officeooo:paragraph-rsid="003ffe05"/>
    </style:style>
    <style:style style:name="P37" style:family="paragraph" style:parent-style-name="Preformatted_20_Text">
      <style:text-properties fo:color="#000000" style:font-name="Calibri" fo:font-size="12pt" officeooo:paragraph-rsid="002167cb"/>
    </style:style>
    <style:style style:name="P38" style:family="paragraph" style:parent-style-name="Standard">
      <style:text-properties fo:color="#000000" style:font-name="Calibri" fo:font-size="12pt" officeooo:rsid="003c6fa6" officeooo:paragraph-rsid="00484ef2"/>
    </style:style>
    <style:style style:name="P39" style:family="paragraph" style:parent-style-name="Standard">
      <style:text-properties fo:color="#000000" style:font-name="Calibri" fo:font-size="12pt" officeooo:rsid="003c6fa6" officeooo:paragraph-rsid="004a0c2d"/>
    </style:style>
    <style:style style:name="P40" style:family="paragraph" style:parent-style-name="Standard" style:list-style-name="L2">
      <style:text-properties fo:color="#000000" style:font-name="Calibri" fo:font-size="12pt" fo:font-style="italic" style:text-underline-style="solid" style:text-underline-width="auto" style:text-underline-color="font-color" fo:font-weight="normal" officeooo:rsid="0028380a" officeooo:paragraph-rsid="0028380a" style:font-style-asian="italic" style:font-weight-asian="normal" style:font-style-complex="italic" style:font-weight-complex="normal"/>
    </style:style>
    <style:style style:name="P41" style:family="paragraph" style:parent-style-name="Standard" style:list-style-name="L4">
      <style:text-properties fo:color="#000000" style:font-name="Calibri" fo:font-size="12pt" fo:font-style="italic" style:text-underline-style="solid" style:text-underline-width="auto" style:text-underline-color="font-color" fo:font-weight="normal" officeooo:rsid="00253b41" officeooo:paragraph-rsid="00253b41" style:font-style-asian="italic" style:font-weight-asian="normal" style:font-style-complex="italic" style:font-weight-complex="normal"/>
    </style:style>
    <style:style style:name="P42" style:family="paragraph" style:parent-style-name="Standard" style:list-style-name="L5">
      <style:text-properties fo:color="#000000" style:font-name="Calibri" fo:font-size="12pt" fo:font-style="italic" style:text-underline-style="solid" style:text-underline-width="auto" style:text-underline-color="font-color" fo:font-weight="normal" officeooo:rsid="00253b41" officeooo:paragraph-rsid="002a6abf" style:font-style-asian="italic" style:font-weight-asian="normal" style:font-style-complex="italic" style:font-weight-complex="normal"/>
    </style:style>
    <style:style style:name="P43" style:family="paragraph" style:parent-style-name="Standard">
      <style:text-properties fo:color="#000000" style:font-name="Calibri" fo:font-size="12pt" fo:font-style="italic" style:text-underline-style="solid" style:text-underline-width="auto" style:text-underline-color="font-color" fo:font-weight="normal" officeooo:rsid="00253b41" officeooo:paragraph-rsid="00253b41" style:font-style-asian="italic" style:font-weight-asian="normal" style:font-style-complex="italic" style:font-weight-complex="normal"/>
    </style:style>
    <style:style style:name="P44" style:family="paragraph" style:parent-style-name="Standard">
      <style:text-properties fo:color="#000000" style:font-name="Calibri" fo:font-size="12pt" officeooo:rsid="004a0c2d" officeooo:paragraph-rsid="004a0c2d"/>
    </style:style>
    <style:style style:name="P45" style:family="paragraph" style:parent-style-name="Standard">
      <style:text-properties fo:color="#000000" style:font-name="Calibri" fo:font-size="12pt" officeooo:paragraph-rsid="004a0c2d"/>
    </style:style>
    <style:style style:name="P46" style:family="paragraph" style:parent-style-name="Standard">
      <style:text-properties fo:color="#000000" style:font-name="Calibri" fo:font-size="12pt" fo:font-style="normal" style:text-underline-style="none" fo:font-weight="normal" officeooo:rsid="004f8884" officeooo:paragraph-rsid="004f8884" style:font-style-asian="normal" style:font-weight-asian="normal" style:font-style-complex="normal" style:font-weight-complex="normal"/>
    </style:style>
    <style:style style:name="P47" style:family="paragraph" style:parent-style-name="Standard" style:list-style-name="L1">
      <style:text-properties officeooo:paragraph-rsid="0028380a"/>
    </style:style>
    <style:style style:name="P48" style:family="paragraph" style:parent-style-name="Standard" style:list-style-name="L1">
      <style:text-properties officeooo:rsid="0028380a" officeooo:paragraph-rsid="0041b46b"/>
    </style:style>
    <style:style style:name="P49" style:family="paragraph" style:parent-style-name="Standard" style:list-style-name="L1">
      <style:text-properties officeooo:rsid="0028380a" officeooo:paragraph-rsid="004c3c7d"/>
    </style:style>
    <style:style style:name="P50" style:family="paragraph" style:parent-style-name="Standard">
      <style:text-properties officeooo:rsid="00241616" officeooo:paragraph-rsid="00241616"/>
    </style:style>
    <style:style style:name="P51" style:family="paragraph" style:parent-style-name="Standard">
      <style:text-properties officeooo:rsid="00241616" officeooo:paragraph-rsid="003ffe05"/>
    </style:style>
    <style:style style:name="P52" style:family="paragraph" style:parent-style-name="Standard">
      <style:text-properties officeooo:rsid="00241616" officeooo:paragraph-rsid="004e1115"/>
    </style:style>
    <style:style style:name="P53" style:family="paragraph" style:parent-style-name="Standard">
      <style:text-properties officeooo:rsid="00241616" officeooo:paragraph-rsid="0028380a"/>
    </style:style>
    <style:style style:name="P54" style:family="paragraph" style:parent-style-name="Standard" style:list-style-name="L3"/>
    <style:style style:name="P55" style:family="paragraph" style:parent-style-name="Standard">
      <style:text-properties officeooo:rsid="004926e8" officeooo:paragraph-rsid="004926e8"/>
    </style:style>
    <style:style style:name="P56" style:family="paragraph" style:parent-style-name="Standard">
      <style:text-properties officeooo:paragraph-rsid="00484ef2"/>
    </style:style>
    <style:style style:name="P57" style:family="paragraph" style:parent-style-name="Standard">
      <style:text-properties officeooo:rsid="004a0c2d" officeooo:paragraph-rsid="004a0c2d"/>
    </style:style>
    <style:style style:name="P58" style:family="paragraph" style:parent-style-name="Standard">
      <style:text-properties officeooo:rsid="004c3c7d" officeooo:paragraph-rsid="004c3c7d"/>
    </style:style>
    <style:style style:name="P59" style:family="paragraph" style:parent-style-name="Standard">
      <style:text-properties officeooo:rsid="004c3c7d" officeooo:paragraph-rsid="004e1115"/>
    </style:style>
    <style:style style:name="P60" style:family="paragraph" style:parent-style-name="Standard">
      <style:text-properties fo:font-style="italic" officeooo:rsid="002a6abf" officeooo:paragraph-rsid="00241616" style:font-style-asian="italic" style:font-style-complex="italic"/>
    </style:style>
    <style:style style:name="P61" style:family="paragraph" style:parent-style-name="Standard">
      <style:text-properties fo:font-style="italic" officeooo:rsid="00241616" officeooo:paragraph-rsid="004e1115" style:font-style-asian="italic" style:font-style-complex="italic"/>
    </style:style>
    <style:style style:name="P62" style:family="paragraph" style:parent-style-name="Standard">
      <style:text-properties fo:font-style="italic" officeooo:rsid="00241616" officeooo:paragraph-rsid="004f8884" style:font-style-asian="italic" style:font-style-complex="italic"/>
    </style:style>
    <style:style style:name="P63" style:family="paragraph" style:parent-style-name="Standard">
      <style:text-properties officeooo:rsid="004e1115" officeooo:paragraph-rsid="004e1115"/>
    </style:style>
    <style:style style:name="P64" style:family="paragraph" style:parent-style-name="Standard" style:list-style-name="L1">
      <style:text-properties officeooo:rsid="004e1115" officeooo:paragraph-rsid="004e1115"/>
    </style:style>
    <style:style style:name="P65" style:family="paragraph" style:parent-style-name="Standard" style:list-style-name="L7">
      <style:text-properties officeooo:paragraph-rsid="004e1115"/>
    </style:style>
    <style:style style:name="P66" style:family="paragraph" style:parent-style-name="Standard">
      <style:text-properties fo:font-style="normal" officeooo:paragraph-rsid="00467cdb" style:font-style-asian="normal" style:font-style-complex="normal"/>
    </style:style>
    <style:style style:name="P67" style:family="paragraph" style:parent-style-name="Text_20_body">
      <style:text-properties officeooo:rsid="004e1115" officeooo:paragraph-rsid="004e1115"/>
    </style:style>
    <style:style style:name="P68" style:family="paragraph" style:parent-style-name="Text_20_body" style:list-style-name="L6">
      <style:text-properties officeooo:rsid="004e1115" officeooo:paragraph-rsid="004e1115"/>
    </style:style>
    <style:style style:name="P69" style:family="paragraph" style:parent-style-name="Text_20_body" style:list-style-name="L6">
      <style:text-properties officeooo:rsid="004e371c" officeooo:paragraph-rsid="004e371c"/>
    </style:style>
    <style:style style:name="P70" style:family="paragraph" style:parent-style-name="Heading_20_1">
      <style:text-properties officeooo:rsid="004e1115" officeooo:paragraph-rsid="004e1115"/>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1e6ea0"/>
    </style:style>
    <style:style style:name="T2" style:family="text">
      <style:text-properties officeooo:rsid="001e8ff9"/>
    </style:style>
    <style:style style:name="T3" style:family="text">
      <style:text-properties officeooo:rsid="001f8d52"/>
    </style:style>
    <style:style style:name="T4" style:family="text">
      <style:text-properties fo:font-style="italic" style:font-style-asian="italic" style:font-style-complex="italic"/>
    </style:style>
    <style:style style:name="T5" style:family="text">
      <style:text-properties fo:font-style="italic" officeooo:rsid="0028380a" style:font-style-asian="italic" style:font-style-complex="italic"/>
    </style:style>
    <style:style style:name="T6" style:family="text">
      <style:text-properties fo:font-style="italic" officeooo:rsid="003c6ee9" style:font-style-asian="italic" style:font-style-complex="italic"/>
    </style:style>
    <style:style style:name="T7" style:family="text">
      <style:text-properties fo:font-style="italic" officeooo:rsid="003c6fa6" style:font-style-asian="italic" style:font-style-complex="italic"/>
    </style:style>
    <style:style style:name="T8" style:family="text">
      <style:text-properties fo:font-style="italic" officeooo:rsid="003ea23f" style:font-style-asian="italic" style:font-style-complex="italic"/>
    </style:style>
    <style:style style:name="T9" style:family="text">
      <style:text-properties fo:font-style="italic" officeooo:rsid="0041b46b" style:font-style-asian="italic" style:font-style-complex="italic"/>
    </style:style>
    <style:style style:name="T10" style:family="text">
      <style:text-properties fo:font-style="italic" officeooo:rsid="001e6ea0" style:font-style-asian="italic" style:font-style-complex="italic"/>
    </style:style>
    <style:style style:name="T11" style:family="text">
      <style:text-properties fo:font-style="italic" officeooo:rsid="004c3c7d" style:font-style-asian="italic" style:font-style-complex="italic"/>
    </style:style>
    <style:style style:name="T12" style:family="text">
      <style:text-properties fo:font-style="italic" officeooo:rsid="00241616" style:font-style-asian="italic" style:font-style-complex="italic"/>
    </style:style>
    <style:style style:name="T13" style:family="text">
      <style:text-properties fo:font-style="italic" fo:font-weight="normal" officeooo:rsid="004e371c"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1e8ff9" style:font-weight-asian="bold" style:font-weight-complex="bold"/>
    </style:style>
    <style:style style:name="T16" style:family="text">
      <style:text-properties fo:font-weight="bold" officeooo:rsid="001f8d52" style:font-weight-asian="bold" style:font-weight-complex="bold"/>
    </style:style>
    <style:style style:name="T17" style:family="text">
      <style:text-properties fo:font-weight="bold" officeooo:rsid="002a6abf" style:font-weight-asian="bold" style:font-weight-complex="bold"/>
    </style:style>
    <style:style style:name="T18" style:family="text">
      <style:text-properties fo:font-weight="bold" officeooo:rsid="003ea23f" style:font-weight-asian="bold" style:font-weight-complex="bold"/>
    </style:style>
    <style:style style:name="T19" style:family="text">
      <style:text-properties officeooo:rsid="0026ea65"/>
    </style:style>
    <style:style style:name="T20" style:family="text">
      <style:text-properties officeooo:rsid="0028380a"/>
    </style:style>
    <style:style style:name="T21" style:family="text">
      <style:text-properties officeooo:rsid="00290840"/>
    </style:style>
    <style:style style:name="T22" style:family="text">
      <style:text-properties officeooo:rsid="002a6abf"/>
    </style:style>
    <style:style style:name="T23" style:family="text">
      <style:text-properties fo:color="#000000" style:font-name="Calibri" fo:font-size="12pt"/>
    </style:style>
    <style:style style:name="T24" style:family="text">
      <style:text-properties fo:color="#000000" style:font-name="Calibri" fo:font-size="12pt" officeooo:rsid="003c6ee9"/>
    </style:style>
    <style:style style:name="T25" style:family="text">
      <style:text-properties fo:color="#000000" style:font-name="Calibri" fo:font-size="12pt" officeooo:rsid="001e8ff9"/>
    </style:style>
    <style:style style:name="T26" style:family="text">
      <style:text-properties fo:color="#000000" style:font-name="Calibri" fo:font-size="12pt" officeooo:rsid="00484ef2"/>
    </style:style>
    <style:style style:name="T27" style:family="text">
      <style:text-properties fo:color="#000000" style:font-name="Calibri" fo:font-size="12pt" fo:font-weight="bold" style:font-weight-asian="bold" style:font-weight-complex="bold"/>
    </style:style>
    <style:style style:name="T28" style:family="text">
      <style:text-properties fo:color="#000000" style:font-name="Calibri" fo:font-size="12pt" officeooo:rsid="004bb6ba"/>
    </style:style>
    <style:style style:name="T29" style:family="text">
      <style:text-properties fo:font-style="normal" style:font-style-asian="normal" style:font-style-complex="normal"/>
    </style:style>
    <style:style style:name="T30" style:family="text">
      <style:text-properties fo:font-style="normal" officeooo:rsid="003c6fa6" style:font-style-asian="normal" style:font-style-complex="normal"/>
    </style:style>
    <style:style style:name="T31" style:family="text">
      <style:text-properties fo:font-style="normal" officeooo:rsid="002167cb" style:font-style-asian="normal" style:font-style-complex="normal"/>
    </style:style>
    <style:style style:name="T32" style:family="text">
      <style:text-properties fo:font-style="normal" officeooo:rsid="00484ef2"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4e371c" style:font-style-asian="normal" style:font-weight-asian="normal" style:font-style-complex="normal" style:font-weight-complex="normal"/>
    </style:style>
    <style:style style:name="T37" style:family="text">
      <style:text-properties officeooo:rsid="003c6ee9"/>
    </style:style>
    <style:style style:name="T38" style:family="text">
      <style:text-properties officeooo:rsid="003d4d03"/>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style:text-underline-style="solid" style:text-underline-width="auto" style:text-underline-color="font-color" officeooo:rsid="003d4d03"/>
    </style:style>
    <style:style style:name="T42" style:family="text">
      <style:text-properties officeooo:rsid="003ea23f"/>
    </style:style>
    <style:style style:name="T43" style:family="text">
      <style:text-properties officeooo:rsid="003ffe05"/>
    </style:style>
    <style:style style:name="T44" style:family="text">
      <style:text-properties officeooo:rsid="0041b46b"/>
    </style:style>
    <style:style style:name="T45" style:family="text">
      <style:text-properties officeooo:rsid="001c82c7"/>
    </style:style>
    <style:style style:name="T46" style:family="text">
      <style:text-properties officeooo:rsid="0042183e"/>
    </style:style>
    <style:style style:name="T47" style:family="text">
      <style:text-properties officeooo:rsid="004a0c2d"/>
    </style:style>
    <style:style style:name="T48" style:family="text">
      <style:text-properties officeooo:rsid="00484ef2"/>
    </style:style>
    <style:style style:name="T49" style:family="text">
      <style:text-properties officeooo:rsid="004bb6ba"/>
    </style:style>
    <style:style style:name="T50" style:family="text">
      <style:text-properties officeooo:rsid="004c3c7d"/>
    </style:style>
    <style:style style:name="T51" style:family="text">
      <style:text-properties officeooo:rsid="00241616"/>
    </style:style>
    <style:style style:name="T52" style:family="text">
      <style:text-properties officeooo:rsid="004e1115"/>
    </style:style>
    <style:style style:name="T53" style:family="text">
      <style:text-properties officeooo:rsid="00467cd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ourByThree Ros Control layer</text:p>
      <text:p text:style-name="P15"/>
      <text:p text:style-name="P15">This <text:span text:style-name="T46">Document</text:span> deals with the installation and the stand-alone use of the Control layer of the FourByThree Robot.</text:p>
      <text:p text:style-name="P15"/>
      <text:p text:style-name="P28"><text:span text:style-name="T45">In order to install the software, it is recommended to the users to contact the developers by mail (</text:span><text:a xlink:type="simple" xlink:href="mailto:iras@itia.cnr.it" text:style-name="Internet_20_link" text:visited-style-name="Visited_20_Internet_20_Link">iras@itia.cnr.it</text:a><text:span text:style-name="T45"> or </text:span><text:a xlink:type="simple" xlink:href="mailto:manuel.beschi@itia.cnr.it" text:style-name="Internet_20_link" text:visited-style-name="Visited_20_Internet_20_Link"><text:span text:style-name="T45">manuel.beschi@itia.cnr.it</text:span></text:a><text:span text:style-name="T45">) to obtain the rosinstall files and information on the required operating systems and news on possible changes on bugfix in the code. The developers staff will provide an open access to the Control layer repositories and the NDLCOM driver software.</text:span></text:p>
      <text:p text:style-name="P15">It is worth stressing that the repositories are subjected to continuously updates, therefore <text:span text:style-name="T1">before each significant code change a new branch named fourbythree_XX.YY will be created for the users that wants to keep unchanged their own code. </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702_535521610" text:style-name="Index_20_Link" text:visited-style-name="Index_20_Link">NDLCOM DRIVER - INSTALLATION PROCEDURE<text:tab/>1</text:a></text:p>
          <text:p text:style-name="P71"><text:a xlink:type="simple" xlink:href="#__RefHeading___Toc704_535521610" text:style-name="Index_20_Link" text:visited-style-name="Index_20_Link">ROS PACKAGES - INSTALLATION PROCEDURE<text:tab/>2</text:a></text:p>
          <text:p text:style-name="P72"><text:a xlink:type="simple" xlink:href="#__RefHeading___Toc706_535521610" text:style-name="Index_20_Link" text:visited-style-name="Index_20_Link">USE THE LAST UPDATED RELEASE:<text:tab/>2</text:a></text:p>
          <text:p text:style-name="P72"><text:a xlink:type="simple" xlink:href="#__RefHeading___Toc708_535521610" text:style-name="Index_20_Link" text:visited-style-name="Index_20_Link">UPDATE PROCEDURE<text:tab/>2</text:a></text:p>
          <text:p text:style-name="P72"><text:a xlink:type="simple" xlink:href="#__RefHeading___Toc710_535521610" text:style-name="Index_20_Link" text:visited-style-name="Index_20_Link">USE THE LAST STABLE RELEASE:<text:tab/>3</text:a></text:p>
          <text:p text:style-name="P71"><text:a xlink:type="simple" xlink:href="#__RefHeading___Toc712_535521610" text:style-name="Index_20_Link" text:visited-style-name="Index_20_Link">RUN THE ROS CONTROL LAYER IN STAND-ALONE MODE<text:tab/>3</text:a></text:p>
          <text:p text:style-name="P71"><text:a xlink:type="simple" xlink:href="#__RefHeading___Toc556_2024044542" text:style-name="Index_20_Link" text:visited-style-name="Index_20_Link">USE THE ROS CONTROL LAYER:<text:tab/>4</text:a></text:p>
          <text:p text:style-name="P71"><text:a xlink:type="simple" xlink:href="#__RefHeading___Toc714_535521610" text:style-name="Index_20_Link" text:visited-style-name="Index_20_Link">Troubleshooting:<text:tab/>4</text:a></text:p>
        </text:index-body>
      </text:table-of-content>
      <text:p text:style-name="Standard"/>
      <text:h text:style-name="Heading_20_1" text:outline-level="1"><text:bookmark-start text:name="__RefHeading___Toc702_535521610"/><text:span text:style-name="T3">NDLCOM DRIVER - </text:span>INSTALLATION PROCEDURE<text:bookmark-end text:name="__RefHeading___Toc702_535521610"/></text:h>
      <text:p text:style-name="P20">The communication between the ROS suite and the robot is provided by using a NDLCOM driver.</text:p>
      <text:p text:style-name="P20">In order to install the driver, the user have to follow this procedure:</text:p>
      <text:p text:style-name="Standard"/>
      <text:p text:style-name="Standard">1) Install required dependency:</text:p>
      <text:p text:style-name="Standard"/>
      <text:p text:style-name="P16">sudo apt-add-repository ppa:brightbox/ruby-ng</text:p>
      <text:p text:style-name="P16">sudo apt-get update</text:p>
      <text:p text:style-name="P16">sudo apt-get install qt4-dev-tools libqt4-dev libqt4-core libqt4-gui cmake libdb5.1++-dev pkgconf libxml++2.6-dev libxml2-utils libffi-dev lzma-dev lzma liblzma-dev libxslt-dev </text:p>
      <text:p text:style-name="P16">sudo apt-get install <text:s/>ruby2.2 ruby2.2-dev gem-dev <text:span text:style-name="T37">git</text:span></text:p>
      <text:p text:style-name="P16">sudo gem2.2 install nokogiri</text:p>
      <text:p text:style-name="P16"/>
      <text:p text:style-name="Standard">2) Add USB access to user:</text:p>
      <text:p text:style-name="Preformatted_20_Text"><text:span text:style-name="Source_20_Text"><text:span text:style-name="T4">sudo usermod -a -G dialout $USER</text:span></text:span></text:p>
      <text:p text:style-name="P16">sudo reboot</text:p>
      <text:p text:style-name="P16"/>
      <text:p text:style-name="Standard">3) Create a workspace (do not use the ROS workspace). Example: <text:span text:style-name="T4">mkdir ndlcom_ws</text:span></text:p>
      <text:p text:style-name="Standard">3)<text:span text:style-name="T4"> git clone </text:span><text:a xlink:type="simple" xlink:href="https://bitbucket.org/CNR-ITIA/ndlcom_driver" text:style-name="Internet_20_link" text:visited-style-name="Visited_20_Internet_20_Link"><text:span text:style-name="T4">https://bitbucket.org/CNR-ITIA/ndlcom_driver</text:span></text:a><text:span text:style-name="T4"> <text:s/></text:span>(USERNAME and PASSWORD will be provided by mail)</text:p>
      <text:p text:style-name="P55">3) <text:span text:style-name="T4">cd ndlcom_driver</text:span></text:p>
      <text:p text:style-name="P55">4) <text:span text:style-name="T4">git checkout communication_problem</text:span></text:p>
      <text:p text:style-name="Standard"><text:soft-page-break/>4) <text:span text:style-name="T4">cd ndlcom_driver</text:span></text:p>
      <text:p text:style-name="Standard">5) <text:span text:style-name="T4">source install_ndlcom.bash </text:span></text:p>
      <text:p text:style-name="P17"/>
      <text:p text:style-name="P17"/>
      <text:h text:style-name="Heading_20_1" text:outline-level="1"><text:bookmark-start text:name="__RefHeading___Toc704_535521610"/><text:span text:style-name="T3">ROS PACKAGES - </text:span>INSTALLATION PROCEDURE<text:bookmark-end text:name="__RefHeading___Toc704_535521610"/></text:h>
      <text:p text:style-name="P29"/>
      <text:p text:style-name="P34">This section deals with the FourByThree ROS control layer installation.</text:p>
      <text:p text:style-name="P34"/>
      <text:p text:style-name="P34"><text:span text:style-name="T14">NOTE1</text:span>: <text:span text:style-name="T40">In order to use the real robot, you have to install the NDLCOM driver before compiling the ROS part</text:span>. If the NDLCOM driver is not installed, you can use only simulated configurations. If you have installed the NDLCOM driver after compiling the ROS package, you have to remove the build/ and devel/ folders in the catkin_workspace and compile it again.</text:p>
      <text:p text:style-name="P35"><text:span text:style-name="T14">NOTE2</text:span>: <text:span text:style-name="T39">If you are going to use the stiffness recommendation </text:span><text:span text:style-name="T41">functionality</text:span><text:span text:style-name="T38">, you have to install the execution manager framework (please ask to Tekniker staff for instructions) before compiling. </text:span><text:s/>If you have installed the <text:span text:style-name="T38">execution manager framework</text:span> after compiling the ROS package, you have to remove the build/ and devel/ folders in the catkin_workspace and compile it again.</text:p>
      <text:p text:style-name="P34"/>
      <text:p text:style-name="P34"/>
      <text:p text:style-name="P29"/>
      <text:h text:style-name="Heading_20_2" text:outline-level="2"><text:bookmark-start text:name="__RefHeading___Toc706_535521610"/>USE THE <text:span text:style-name="T47">LAST UPDATED</text:span> RELEASE<text:bookmark-end text:name="__RefHeading___Toc706_535521610"/></text:h>
      <text:p text:style-name="P30">1) Install dependency:</text:p>
      <text:p text:style-name="P30">sudo apt-get instal ros-indigo-moveit-full</text:p>
      <text:p text:style-name="P30">sudo apt-get instal ros-indigo-ros-control</text:p>
      <text:p text:style-name="P30">sudo apt-get install ros-indigo-moveit-simple-controller-manager</text:p>
      <text:p text:style-name="P30">sudo apt-get install python-wstool</text:p>
      <text:p text:style-name="P30"/>
      <text:p text:style-name="P32"><text:span text:style-name="T24">2</text:span><text:span text:style-name="T23">) </text:span><text:span text:style-name="T25">Create our ROS workspace if needed.</text:span></text:p>
      <text:p text:style-name="P10"><text:span text:style-name="T37">3)</text:span> <text:span text:style-name="T4">cd [PATH_TO_YOUR_WORKSPACE]</text:span></text:p>
      <text:p text:style-name="P11"><text:span text:style-name="T6">4) wstool </text:span><text:span text:style-name="T7">init src</text:span></text:p>
      <text:p text:style-name="P11"><text:span text:style-name="T30">5) </text:span><text:span text:style-name="T7">wstool merge -t src /PATH/TO/fourbythree.rosinstall</text:span><text:span text:style-name="T30">. If you already download a specific package, it will ask you to replace it. <text:s/></text:span><text:span text:style-name="T31">USERNAME and PASSWORD will be provided by mail</text:span></text:p>
      <text:p text:style-name="P13"><text:span text:style-name="T32">6</text:span><text:span text:style-name="T30">) </text:span><text:span text:style-name="T7">wstool update -t src</text:span></text:p>
      <text:p text:style-name="P11"><text:span text:style-name="T32">7</text:span><text:span text:style-name="T30">) </text:span><text:span text:style-name="T7">catkin_make</text:span><text:span text:style-name="T30"> </text:span></text:p>
      <text:p text:style-name="P11"/>
      <text:p text:style-name="P14"/>
      <text:p text:style-name="P37"/>
      <text:h text:style-name="Heading_20_2" text:outline-level="2"><text:bookmark-start text:name="__RefHeading___Toc708_535521610"/>UPDATE PROCEDURE<text:bookmark-end text:name="__RefHeading___Toc708_535521610"/></text:h>
      <text:p text:style-name="P2">The ROS layer is a live software packages, thus it is continuously updated to improve performance and code stability. <text:s/>In case of serious updates, the users will be invitated to update the source code by using the following procedure.</text:p>
      <text:p text:style-name="P1"/>
      <text:p text:style-name="P11"><text:span text:style-name="T2">1)</text:span> cd [PATH_TO_YOUR_WORKSPACE]</text:p>
      <text:p text:style-name="P38">2) wstool update -t src</text:p>
      <text:p text:style-name="P56"><text:span text:style-name="T26">3) catkin_make</text:span></text:p>
      <text:p text:style-name="P56"><text:span text:style-name="T23"/></text:p>
      <text:p text:style-name="P57"><text:span text:style-name="T27">NOTE</text:span><text:span text:style-name="T23">: </text:span></text:p>
      <text:p text:style-name="P57"><text:soft-page-break/><text:span text:style-name="T23">If you modified some files inside the repositories, the update procedure will fail.</text:span></text:p>
      <text:p text:style-name="P57"><text:span text:style-name="T23">To remove </text:span><text:span text:style-name="T28">the local</text:span><text:span text:style-name="T23"> changes:</text:span></text:p>
      <text:p text:style-name="P44"><text:span text:style-name="T2">1)</text:span> cd [PATH_TO_YOUR_WORKSPACE]/src/[REPOSITORY]</text:p>
      <text:p text:style-name="P44">2) git stash</text:p>
      <text:p text:style-name="P45"><text:span text:style-name="T47">3)</text:span> cd [PATH_TO_YOUR_WORKSPACE]</text:p>
      <text:p text:style-name="P39"><text:span text:style-name="T47">4</text:span>) wstool update -t src</text:p>
      <text:p text:style-name="P44">5<text:span text:style-name="T48">) catkin_make</text:span></text:p>
      <text:p text:style-name="P44"/>
      <text:p text:style-name="P44"/>
      <text:h text:style-name="Heading_20_2" text:outline-level="2"><text:bookmark-start text:name="__RefHeading___Toc710_535521610"/>USE THE LAST STABLE RELEASE:<text:bookmark-end text:name="__RefHeading___Toc710_535521610"/></text:h>
      <text:p text:style-name="P20">Some users could prefer to work with a freezed version of the code. In that cases, they can switch to the a stable software release by using the following procedure:</text:p>
      <text:p text:style-name="P20"/>
      <text:p text:style-name="P31">1) Install dependency:</text:p>
      <text:p text:style-name="P31">sudo apt-get instal ros-indigo-moveit-full</text:p>
      <text:p text:style-name="P31">sudo apt-get instal ros-indigo-ros-control</text:p>
      <text:p text:style-name="P31">sudo apt-get install ros-indigo-moveit-simple-controller-manager</text:p>
      <text:p text:style-name="P31">sudo apt-get install python-wstool</text:p>
      <text:p text:style-name="P31"/>
      <text:p text:style-name="P33"><text:span text:style-name="T24">2</text:span><text:span text:style-name="T23">) </text:span><text:span text:style-name="T25">Create our ROS workspace if needed.</text:span></text:p>
      <text:p text:style-name="P11"><text:span text:style-name="T37">3)</text:span> <text:span text:style-name="T4">cd [PATH_TO_YOUR_WORKSPACE]</text:span></text:p>
      <text:p text:style-name="P11"><text:span text:style-name="T6">4) wstool </text:span><text:span text:style-name="T7">init src</text:span></text:p>
      <text:p text:style-name="P12"><text:span text:style-name="T30">5) </text:span><text:span text:style-name="T7">wstool merge -t src /PATH/TO/fourbythree_stable</text:span><text:span text:style-name="T10">_XX_YY</text:span><text:span text:style-name="T7">.rosinstall</text:span><text:span text:style-name="T30">. If you already download a specific package, it will ask you to replace it. <text:s/></text:span><text:span text:style-name="T31">USERNAME and PASSWORD will be provided by mail</text:span></text:p>
      <text:p text:style-name="P11"><text:span text:style-name="T30">6) </text:span><text:span text:style-name="T7">catkin_make</text:span><text:span text:style-name="T30"> </text:span></text:p>
      <text:p text:style-name="P11"/>
      <text:h text:style-name="Heading_20_1" text:outline-level="1"><text:bookmark-start text:name="__RefHeading___Toc712_535521610"/>RUN THE ROS CONTROL LAYER IN STAND-ALONE MODE<text:bookmark-end text:name="__RefHeading___Toc712_535521610"/></text:h>
      <text:p text:style-name="P50"/>
      <text:p text:style-name="P63"/>
      <text:p text:style-name="P63"/>
      <text:p text:style-name="P58">To run the full controller, o<text:span text:style-name="T51">pen a terminal and run the following command:</text:span></text:p>
      <text:p text:style-name="P58"/>
      <text:p text:style-name="P18">roslaunch fourbythree_ros_controller start_complete_layer.launch configuration:=<text:span text:style-name="T50">proto5_gs</text:span> <text:span text:style-name="T42">robot:=$[YOUR_ROBOT_NUMBER] gs:=true</text:span></text:p>
      <text:p text:style-name="P60"/>
      <text:p text:style-name="P21">where [<text:span text:style-name="T8">YOUR_ROBOT_NUMBER</text:span>] is the <text:span text:style-name="T43">prototype number:</text:span></text:p>
      <text:p text:style-name="P36">1<text:tab/>PROTO1@DFKI: old prototype, <text:span text:style-name="T50">2</text:span>DOF</text:p>
      <text:p text:style-name="P36">2<text:tab/>PROTO2@TEKNIKER: old prototype, 5DOF</text:p>
      <text:p text:style-name="P36">3<text:tab/>PROTO3@ITIA: old prototype, 6DOF</text:p>
      <text:p text:style-name="P36">4<text:tab/>PROTO4@STOD<text:span text:style-name="T49">T</text:span>: new prototype, 6DOF</text:p>
      <text:p text:style-name="P36">5<text:tab/>PROTO5@TEKNIKER: new prototype, 6DOF</text:p>
      <text:p text:style-name="P36">6<text:tab/>PROTO6@ZEMA: new prototype, 6DOF</text:p>
      <text:p text:style-name="P36">7<text:tab/>PROTO7@ZEMA: new prototype, <text:span text:style-name="T49">6</text:span>DOF</text:p>
      <text:p text:style-name="P36"/>
      <text:p text:style-name="P58">To run the <text:span text:style-name="T52">6DOF</text:span> basic controller, o<text:span text:style-name="T51">pen a terminal and run the following command:</text:span></text:p>
      <text:p text:style-name="P61"><text:soft-page-break/>oslaunch fourbythree_ros_controller start_complete_layer.launch configuration:=<text:span text:style-name="T52">basic</text:span> <text:span text:style-name="T42">robot:=$[YOUR_ROBOT_NUMBER]</text:span></text:p>
      <text:p text:style-name="P21"/>
      <text:p text:style-name="P59">To run the <text:span text:style-name="T52">5DOF</text:span> basic controller, o<text:span text:style-name="T51">pen a terminal and run the following command:</text:span></text:p>
      <text:p text:style-name="P61">oslaunch fourbythree_ros_controller start_complete_layer.launch configuration:=<text:span text:style-name="T52">basic</text:span> <text:span text:style-name="T42">robot:=$[YOUR_ROBOT_NUMBER]</text:span></text:p>
      <text:p text:style-name="P52"/>
      <text:p text:style-name="P59">To run the <text:span text:style-name="T52">6DOF</text:span> <text:span text:style-name="T52">aimulator</text:span>, o<text:span text:style-name="T51">pen a terminal and run the following command:</text:span></text:p>
      <text:p text:style-name="P61">oslaunch fourbythree_ros_controller start_complete_layer.launch configuration:=<text:span text:style-name="T52">simulation_planner</text:span> <text:span text:style-name="T42">robot:=$[YOUR_ROBOT_NUMBER]</text:span></text:p>
      <text:p text:style-name="P61"/>
      <text:p text:style-name="P27">Configurations description <text:span text:style-name="T44">(configuration names could be changed in future release)</text:span></text:p>
      <text:p text:style-name="P27"/>
      <text:list xml:id="list5710995098641626475" text:style-name="L1">
        <text:list-item>
          <text:p text:style-name="P47"><text:span text:style-name="T5">basic</text:span><text:span text:style-name="T20">: basic 6DOF configuration, where only the motor planner and the communication driver are loaded</text:span></text:p>
        </text:list-item>
        <text:list-item>
          <text:p text:style-name="P47"><text:span text:style-name="T5">basic_5dof</text:span><text:span text:style-name="T20">: basic 5DOF configuration, where only the motor planner and the communication driver are loaded</text:span></text:p>
        </text:list-item>
        <text:list-item>
          <text:p text:style-name="P48"><text:span text:style-name="T4">proto</text:span><text:span text:style-name="T9">5</text:span><text:span text:style-name="T4">_</text:span><text:span text:style-name="T11">gs</text:span>: 6DOF link-controller configuration <text:span text:style-name="T21">with oscillations damping</text:span>.</text:p>
          <text:p text:style-name="P49">It is possible to communication with the program executor and the handheld.<text:line-break/>oscillation compensation is enable, vertical positions may present oscillations due to play.</text:p>
          <text:p text:style-name="P49">It has to be used with second version 6DOF prototypes.</text:p>
        </text:list-item>
        <text:list-item>
          <text:p text:style-name="P64"><text:span text:style-name="T4">simulation_planner</text:span>: simulation mode</text:p>
          <text:p text:style-name="P49"/>
        </text:list-item>
      </text:list>
      <text:p text:style-name="P53"/>
      <text:p text:style-name="P63"><text:span text:style-name="T34">NOTE</text:span>: when you change from one configuration to another one, make sure to restart the roscore.</text:p>
      <text:h text:style-name="P70" text:outline-level="1"><text:bookmark-start text:name="__RefHeading___Toc556_2024044542"/>USE THE ROS CONTROL LAYER<text:bookmark-end text:name="__RefHeading___Toc556_2024044542"/></text:h>
      <text:p text:style-name="P67">Launcher <text:span text:style-name="T12">start_complete_layer.launch</text:span> start the communication with the driver and switch on the robot (if the chosen configuration is not <text:span text:style-name="T4">simulation_planner</text:span><text:span text:style-name="T29">) and a </text:span><text:span text:style-name="T4">rqt</text:span><text:span text:style-name="T29"> window with the error/warning monitor.</text:span></text:p>
      <text:p text:style-name="P67"><text:span text:style-name="T29">In the terminal, user can:</text:span></text:p>
      <text:list xml:id="list9022847096247791046" text:style-name="L7">
        <text:list-item>
          <text:p text:style-name="P65">press '<text:span text:style-name="T14">s</text:span>' to store the offset in ~/.ros/<text:bookmark text:name="0.058904358563040105"/>motor_offset. In the following executions, the program automatically load these values. <text:span text:style-name="T52">T</text:span>he offset can change every time you press the emergency stop or you switch off the power supply.<text:line-break/>In this case, </text:p>
          <text:list>
            <text:list-item>
              <text:p text:style-name="P65">manually remove the file ~/.ros/<text:bookmark text:name="0.7133791536928733"/>motor_offset </text:p>
            </text:list-item>
            <text:list-item>
              <text:p text:style-name="P65">restart the control layer</text:p>
            </text:list-item>
            <text:list-item>
              <text:p text:style-name="P65">store again the offset</text:p>
            </text:list-item>
            <text:list-item>
              <text:p text:style-name="P65"><text:span text:style-name="T52">SUGGESTION:</text:span> try to switch off the robot (namely to press the emergency button or to turn off the <text:span text:style-name="T52">p</text:span>ower supply<text:span text:style-name="T52">) the minimum number of times</text:span>. At the contrary, you can stop the controller_layer terminal whenever you want.</text:p>
            </text:list-item>
          </text:list>
        </text:list-item>
      </text:list>
      <text:p text:style-name="Text_20_body"/>
      <text:list xml:id="list6080365270705325847" text:style-name="L6">
        <text:list-item>
          <text:p text:style-name="P68"><text:span text:style-name="T29">Press ‘</text:span><text:span text:style-name="T33">u</text:span><text:span text:style-name="T35">’ to unload the driver without stopping the entire framework. The brake will be turned on.</text:span></text:p>
        </text:list-item>
        <text:list-item>
          <text:p text:style-name="P68"><text:span text:style-name="T35">Press ‘</text:span><text:span text:style-name="T33">l</text:span><text:span text:style-name="T35">’ to (re)load the driver. Controller will </text:span><text:span text:style-name="T36">start in </text:span><text:span text:style-name="T13">link_controller </text:span><text:span text:style-name="T36">mode.</text:span></text:p>
        </text:list-item>
        <text:list-item>
          <text:p text:style-name="P69"><text:span text:style-name="T36">P</text:span><text:span text:style-name="T35">ress ‘</text:span><text:span text:style-name="T33">x</text:span><text:span text:style-name="T35">’ to gently unload the driver and stop the nodes.</text:span></text:p>
        </text:list-item>
      </text:list>
      <text:p text:style-name="P67"><text:soft-page-break/><text:span text:style-name="T29"/></text:p>
      <text:p text:style-name="P67"><text:span text:style-name="T29">In case of critical error, the driver is turned off and the break are activated. </text:span></text:p>
      <text:p text:style-name="P67"><text:span text:style-name="T29"/></text:p>
      <text:h text:style-name="Heading_20_1" text:outline-level="1"><text:bookmark-start text:name="__RefHeading___Toc714_535521610"/>Troubleshooting:<text:bookmark-end text:name="__RefHeading___Toc714_535521610"/></text:h>
      <text:p text:style-name="P3"/>
      <text:p text:style-name="P46">Error and warning on the ndlcom driver and on the ros controller are stored in:</text:p>
      <text:p text:style-name="P46">/home/USERNAME/.ros/ndlcom_error.txt</text:p>
      <text:p text:style-name="P46">/home/USERNAME/.ros/diagnostic_log_DATESTRING.bag</text:p>
      <text:p text:style-name="P46"/>
      <text:p text:style-name="P46">In case of strange errors, please contact <text:a xlink:type="simple" xlink:href="mailto:manuel.beschi@itia.cnr.it" text:style-name="Internet_20_link" text:visited-style-name="Visited_20_Internet_20_Link">manuel.beschi@itia.cnr.it</text:a> providing these files.</text:p>
      <text:p text:style-name="P46"><text:span text:style-name="T14">NOTE</text:span>: old files /home/USERNAME/.ros/diagnostic_log_DATESTRING .bag can delete if you need more space on the disk.</text:p>
      <text:p text:style-name="P3"/>
      <text:p text:style-name="P66"><text:span text:style-name="T53">Some common problems are:</text:span></text:p>
      <text:p text:style-name="P3"/>
      <text:list xml:id="list8438919936821601700" text:style-name="L2">
        <text:list-item>
          <text:p text:style-name="P40">COMPILING WARNING:</text:p>
        </text:list-item>
      </text:list>
      <text:p text:style-name="P26"><text:bookmark text:name="divtagdefaultwrapper1"/><text:bookmark text:name="divtagdefaultwrapper2"/><text:bookmark text:name="divtagdefaultwrapper3"/>warning "Cannot compile ndlcom_driver package because the ndlcom_device_driver is not installed."</text:p>
      <text:p text:style-name="P7">the compiler is not able to locate the ndlcom library <text:span text:style-name="T42">(See </text:span><text:span text:style-name="T18">NOTE1</text:span><text:span text:style-name="T42">)</text:span>.</text:p>
      <text:p text:style-name="P7">User has to reinstall it by following the instructions of Section <text:span text:style-name="T16">NDLCOM DRIVER - </text:span><text:span text:style-name="T15">INSTALLATION PROCEDURE.</text:span></text:p>
      <text:p text:style-name="P7"/>
      <text:list xml:id="list4199274632326949219" text:style-name="L3">
        <text:list-item>
          <text:p text:style-name="P54">If the robot does not move due to a spring offset error, you can use this workaround:</text:p>
        </text:list-item>
      </text:list>
      <text:p text:style-name="P4">rosservice call /virtual_sensor_hi/virtual_sensor/virtual_sensor_zeroing "{}"</text:p>
      <text:p text:style-name="P4">rosservice call /fourbythree/controller_manager/switch_controller "start_controllers:</text:p>
      <text:p text:style-name="P4">- 'CONTROLLER_NAME'</text:p>
      <text:p text:style-name="P4">stop_controllers:</text:p>
      <text:p text:style-name="P4">- ''</text:p>
      <text:p text:style-name="P4">strictness: 1" </text:p>
      <text:p text:style-name="P4"/>
      <text:list xml:id="list4788868392451360091" text:style-name="L4">
        <text:list-item>
          <text:p text:style-name="P41">RUNTIME ERROR:</text:p>
        </text:list-item>
      </text:list>
      <text:p text:style-name="P22">[ERROR] [1504276129.106933522]: The error before refreshing the cache was: Could not find library corresponding to plugin ndlcom_ros/NdlcomDriverNodelet. Make sure the plugin description XML file has the correct name of the library and that the library actually exists.</text:p>
      <text:p text:style-name="P6">if this error <text:span text:style-name="T19">happens </text:span>the first time after comp<text:span text:style-name="T19">il</text:span>ing, <text:span text:style-name="T19">simply reboot the system to refresh the cache.</text:span> </text:p>
      <text:p text:style-name="P22"/>
      <text:p text:style-name="P9"/>
      <text:list xml:id="list163253315988391717" text:style-name="L5">
        <text:list-item>
          <text:p text:style-name="P42">RUNTIME ERROR:</text:p>
        </text:list-item>
      </text:list>
      <text:p text:style-name="P24">[ERROR] "[NdlcomDriver::NdlcomDriver] ERROR(Serialcom): UART_connect failed, 'm_port_handle=XXX."</text:p>
      <text:p text:style-name="Standard">or</text:p>
      <text:p text:style-name="P25">[ WARN] [1507551500.244302616]: Robot configuring failed</text:p>
      <text:p text:style-name="P8">The driver is not able to open the serial port. </text:p>
      <text:p text:style-name="P8"/>
      <text:p text:style-name="P8">Stop the driver, check the port number by using:</text:p>
      <text:p text:style-name="P5">ll /dev/ | grep USB</text:p>
      <text:p text:style-name="P8">if the port number is not 0 (namely, ttyUSB0), please specify the port by using:</text:p>
      <text:p text:style-name="P62"><text:soft-page-break/>roslaunch fourbythree_ros_controller start_complete_layer.launch configuration:=<text:span text:style-name="T50">proto5_gs</text:span> <text:span text:style-name="T42">robot:=$[YOUR_ROBOT_NUMBER] gs:=true</text:span> <text:span text:style-name="T22">port:=/dev/ttyUSB</text:span><text:span text:style-name="T17">X </text:span></text:p>
      <text:p text:style-name="P19"><text:span text:style-name="T22">I</text:span>f the problem remains, check the power supply, unplug and plug again the USB cable and repeat the procedure.</text:p>
      <text:p text:style-name="P5"/>
      <text:p text:style-name="P8"/>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Arial, Helvetica, sans-serif, EmojiFont, 'Apple Color Emoji', 'Segoe UI Emoji', NotoColorEmoji, 'Segoe UI Symbol', 'Android Emoji', EmojiSymbols, EmojiFont, 'Apple Color Emoji', 'Segoe UI Emoji', NotoColorEmoji, 'Segoe UI Symbol', 'Android Emoji', EmojiSymbols"/>
    <style:font-face style:name="Calibri2" svg:font-family="Calibri, Helvetica, sans-serif, EmojiFont, 'Apple Color Emoji', 'Segoe UI Emoji', NotoColorEmoji, 'Segoe UI Symbol', 'Android Emoji', EmojiSymbols"/>
    <style:font-face style:name="Calibri" svg:font-family="Calibri, Helvetica, sans-serif, serif, EmojiFont"/>
    <style:font-face style:name="Verdana" svg:font-family="Verdana, Geneva, sans-serif, serif, EmojiFont"/>
    <style:font-face style:name="sans-serif" svg:font-family="sans-serif, serif, EmojiFon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07:09:47.193466142</meta:creation-date>
    <dc:date>2017-11-07T14:11:00.676231829</dc:date>
    <meta:editing-duration>PT19H13M29S</meta:editing-duration>
    <meta:editing-cycles>36</meta:editing-cycles>
    <meta:generator>LibreOffice/5.1.6.2$Linux_X86_64 LibreOffice_project/10m0$Build-2</meta:generator>
    <meta:document-statistic meta:table-count="0" meta:image-count="0" meta:object-count="0" meta:page-count="6" meta:paragraph-count="141" meta:word-count="1363" meta:character-count="9556" meta:non-whitespace-character-count="8333"/>
  </office:meta>
</office:document-meta>
</file>